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7e8530" officeooo:paragraph-rsid="007e853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673e67" officeooo:paragraph-rsid="00673e67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62ff55" officeooo:paragraph-rsid="005dc1fc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99795" officeooo:paragraph-rsid="00799795" style:font-size-asian="12pt" style:font-name-complex="Helvetic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73e9d" officeooo:paragraph-rsid="0077e897" style:font-size-asian="12pt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 style:list-style-name="L1">
      <style:paragraph-properties style:snap-to-layout-grid="false"/>
      <style:text-properties style:font-name="Helvetica" fo:font-size="12pt" fo:font-weight="bold" officeooo:rsid="007b3476" officeooo:paragraph-rsid="00809471" style:font-size-asian="12pt" style:font-weight-asian="bold" style:font-name-complex="Helvetica"/>
    </style:style>
    <style:style style:name="P18" style:family="paragraph" style:parent-style-name="Standard" style:list-style-name="L2">
      <style:paragraph-properties style:snap-to-layout-grid="false"/>
      <style:text-properties style:font-name="Helvetica" fo:font-size="12pt" fo:font-weight="bold" officeooo:rsid="007b3476" officeooo:paragraph-rsid="00809471" style:font-size-asian="12pt" style:font-weight-asian="bold" style:font-name-complex="Helvetica"/>
    </style:style>
    <style:style style:name="P19" style:family="paragraph" style:parent-style-name="Standard" style:list-style-name="L3">
      <style:paragraph-properties style:snap-to-layout-grid="false"/>
      <style:text-properties style:font-name="Helvetica" fo:font-size="12pt" fo:font-weight="bold" officeooo:rsid="007b3476" officeooo:paragraph-rsid="00809471" style:font-size-asian="12pt" style:font-weight-asian="bold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22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23" style:family="paragraph" style:parent-style-name="Standard" style:list-style-name="L5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24" style:family="paragraph" style:parent-style-name="Standard" style:list-style-name="L6">
      <style:paragraph-properties fo:text-align="start" style:justify-single-word="false" style:snap-to-layout-grid="false"/>
      <style:text-properties style:font-name="Helvetica" fo:font-size="12pt" officeooo:rsid="007f5b11" officeooo:paragraph-rsid="007f5b11" style:font-size-asian="12pt" style:font-name-complex="Helvetica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768aff" officeooo:paragraph-rsid="0082dbfd" style:font-size-asian="12pt" style:font-name-complex="Helvetica"/>
    </style:style>
    <style:style style:name="P26" style:family="paragraph" style:parent-style-name="Standard" style:list-style-name="L7">
      <style:paragraph-properties fo:text-align="start" style:justify-single-word="false" style:snap-to-layout-grid="false"/>
      <style:text-properties style:font-name="Helvetica" fo:font-size="12pt" officeooo:rsid="0074a6f6" officeooo:paragraph-rsid="0082dbfd" style:font-size-asian="12pt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7c89c3" officeooo:paragraph-rsid="0082dbfd" style:font-name-complex="Helvetica"/>
    </style:style>
    <style:style style:name="P28" style:family="paragraph" style:parent-style-name="Standard">
      <style:text-properties officeooo:paragraph-rsid="00809471"/>
    </style:style>
    <style:style style:name="P29" style:family="paragraph" style:parent-style-name="Heading_20_4">
      <style:text-properties style:font-name="Helvetica" style:font-name-complex="Helvetica"/>
    </style:style>
    <style:style style:name="P30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1" style:family="paragraph" style:parent-style-name="Heading_20_3">
      <style:paragraph-properties style:snap-to-layout-grid="false"/>
      <style:text-properties fo:font-weight="bold" style:font-weight-asian="bold"/>
    </style:style>
    <style:style style:name="P32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33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34" style:family="paragraph" style:parent-style-name="Heading_20_1">
      <style:text-properties fo:font-weight="bold" style:font-weight-asian="bold"/>
    </style:style>
    <style:style style:name="P35" style:family="paragraph" style:parent-style-name="Heading_20_1">
      <style:paragraph-properties style:snap-to-layout-grid="false"/>
      <style:text-properties fo:font-weight="bold" style:font-weight-asian="bold"/>
    </style:style>
    <style:style style:name="P36" style:family="paragraph" style:parent-style-name="Heading_20_1">
      <style:text-properties style:font-name="Helvetica" style:font-name-complex="Helvetica"/>
    </style:style>
    <style:style style:name="T1" style:family="text">
      <style:text-properties officeooo:rsid="007e8530"/>
    </style:style>
    <style:style style:name="T2" style:family="text">
      <style:text-properties officeooo:rsid="00809471"/>
    </style:style>
    <style:style style:name="T3" style:family="text">
      <style:text-properties officeooo:rsid="0082dbfd"/>
    </style:style>
    <style:style style:name="T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3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5" text:outline-level="1"/>
          </table:table-cell>
          <table:table-cell table:style-name="Table1.A2" table:number-columns-spanned="2" office:value-type="string">
            <text:h text:style-name="P3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4" text:outline-level="1">Project</text:h>
          </table:table-cell>
          <table:table-cell table:style-name="Table1.A3" table:number-columns-spanned="3" office:value-type="string">
            <text:h text:style-name="P3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0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5</text:span>.<text:span text:style-name="T1">0</text:span>1.201<text:span text:style-name="T1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6352277425952320366" text:style-name="L1">
              <text:list-item>
                <text:p text:style-name="P17"><text:span text:style-name="T2">Description Document</text:span></text:p>
              </text:list-item>
              <text:list-item>
                <text:p text:style-name="P17"><text:span text:style-name="T2">Added the description on the FER site</text:span></text:p>
              </text:list-item>
              <text:list-item>
                <text:p text:style-name="P17"><text:span text:style-name="T2">Meetin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4684966296445192154" text:style-name="L2">
              <text:list-item>
                <text:p text:style-name="P18"><text:span text:style-name="T2">Nothing relevant</text:span>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9101861694724116181" text:style-name="L3">
              <text:list-item>
                <text:p text:style-name="P19"><text:span text:style-name="T2">Finalize documentation</text:span></text:p>
              </text:list-item>
              <text:list-item>
                <text:p text:style-name="P19"><text:span text:style-name="T2">Finalize the product</text:span></text:p>
              </text:list-item>
              <text:list-item>
                <text:p text:style-name="P19"><text:span text:style-name="T2">Fly to Sweden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6" text:outline-level="1">Monday</text:h>
          </table:table-cell>
          <table:table-cell table:style-name="Table4.A2" office:value-type="string">
            <text:p text:style-name="P25"><text:span text:style-name="T3">2</text:span></text:p>
          </table:table-cell>
          <table:table-cell table:style-name="Table4.A2" office:value-type="string">
            <text:list xml:id="list801591777864217965" text:style-name="L7">
              <text:list-item>
                <text:p text:style-name="P26"><text:span text:style-name="T3">Summary Week Report (2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1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20">2</text:p>
          </table:table-cell>
          <table:table-cell table:style-name="Table4.A2" office:value-type="string">
            <text:list xml:id="list7427073531715640038" text:style-name="L4">
              <text:list-item>
                <text:p text:style-name="P22">Meeting Agenda (0,5)</text:p>
              </text:list-item>
              <text:list-item>
                <text:p text:style-name="P22">Description document (1,5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20">2</text:p>
          </table:table-cell>
          <table:table-cell table:style-name="Table4.A2" office:value-type="string">
            <text:list xml:id="list1986784176468444935" text:style-name="L5">
              <text:list-item>
                <text:p text:style-name="P23">Group Meeting (1)</text:p>
              </text:list-item>
              <text:list-item>
                <text:p text:style-name="P23">Description on FER site (1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20">1</text:p>
          </table:table-cell>
          <table:table-cell table:style-name="Table4.A10" office:value-type="string">
            <text:list xml:id="list1421824282495219512" text:style-name="L6">
              <text:list-item>
                <text:p text:style-name="P24">Week Report (1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27"><text:span text:style-name="T3">7</text:span></text:p>
          </table:table-cell>
          <table:table-cell table:style-name="Table4.A11" office:value-type="string">
            <text:p text:style-name="P16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6T17:07:02.74</dc:date>
    <meta:print-date>1998-10-09T11:53:00</meta:print-date>
    <meta:editing-cycles>105</meta:editing-cycles>
    <meta:editing-duration>PT2H17M29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3" meta:word-count="95" meta:character-count="505" meta:non-whitespace-character-count="466"/>
  </office:meta>
</office:document-meta>
</file>